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bce" officeooo:paragraph-rsid="0018ebce"/>
    </style:style>
    <style:style style:name="P2" style:family="paragraph" style:parent-style-name="Standard">
      <style:text-properties officeooo:rsid="001a9779" officeooo:paragraph-rsid="001a9779"/>
    </style:style>
    <style:style style:name="P3" style:family="paragraph" style:parent-style-name="Standard">
      <style:text-properties officeooo:rsid="0022cea8" officeooo:paragraph-rsid="0022cea8"/>
    </style:style>
    <style:style style:name="P4" style:family="paragraph" style:parent-style-name="Standard">
      <style:text-properties officeooo:rsid="002356fd" officeooo:paragraph-rsid="002356fd"/>
    </style:style>
    <style:style style:name="P5" style:family="paragraph" style:parent-style-name="Standard">
      <style:text-properties officeooo:rsid="002460e1" officeooo:paragraph-rsid="002460e1"/>
    </style:style>
    <style:style style:name="T1" style:family="text">
      <style:text-properties officeooo:rsid="001c5677"/>
    </style:style>
    <style:style style:name="T2" style:family="text">
      <style:text-properties officeooo:rsid="00213923"/>
    </style:style>
    <style:style style:name="T3" style:family="text">
      <style:text-properties officeooo:rsid="0023b2f1"/>
    </style:style>
    <style:style style:name="T4" style:family="text">
      <style:text-properties officeooo:rsid="0023e202"/>
    </style:style>
    <style:style style:name="T5" style:family="text">
      <style:text-properties officeooo:rsid="0026a2df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0_891653853"/>知若明<text:bookmark-end text:name="__DdeLink__0_891653853"/></text:p>
      <text:p text:style-name="Standard"><text:bookmark-start text:name="__DdeLink__2_891653853"/>知失明<text:bookmark-end text:name="__DdeLink__2_891653853"/></text:p>
      <text:p text:style-name="Standard"><text:bookmark-start text:name="__DdeLink__7_891653853"/><text:bookmark-start text:name="__DdeLink__4_891653853"/>人相<text:bookmark-end text:name="__DdeLink__4_891653853"/>友<text:bookmark-end text:name="__DdeLink__7_891653853"/></text:p>
      <text:p text:style-name="Standard"><text:bookmark-start text:name="__DdeLink__9_891653853"/>两见壮<text:bookmark-end text:name="__DdeLink__9_891653853"/></text:p>
      <text:p text:style-name="Standard"><text:bookmark-start text:name="__DdeLink__21_891653853"/><text:bookmark-start text:name="__DdeLink__12_891653853"/><text:bookmark-start text:name="__DdeLink__14_891653853"/><text:bookmark-start text:name="__DdeLink__16_891653853"/>吟祖是<text:bookmark-end text:name="__DdeLink__21_891653853"/><text:bookmark-end text:name="__DdeLink__12_891653853"/><text:bookmark-end text:name="__DdeLink__14_891653853"/><text:bookmark-end text:name="__DdeLink__16_891653853"/></text:p>
      <text:p text:style-name="Standard"><text:bookmark-start text:name="__DdeLink__28_891653853"/>辽万春<text:bookmark-end text:name="__DdeLink__28_891653853"/></text:p>
      <text:p text:style-name="Standard"><text:bookmark-start text:name="__DdeLink__30_891653853"/>玉谷分<text:bookmark-end text:name="__DdeLink__30_891653853"/></text:p>
      <text:p text:style-name="Standard"><text:bookmark-start text:name="__DdeLink__32_891653853"/>顺日礼<text:bookmark-end text:name="__DdeLink__32_891653853"/></text:p>
      <text:p text:style-name="Standard"><text:bookmark-start text:name="__DdeLink__34_891653853"/>孟记过<text:bookmark-end text:name="__DdeLink__34_891653853"/></text:p>
      <text:p text:style-name="Standard"><text:bookmark-start text:name="__DdeLink__36_891653853"/>乱公岁<text:bookmark-end text:name="__DdeLink__36_891653853"/></text:p>
      <text:p text:style-name="Standard"/>
      <text:p text:style-name="P1">需要提交的数据为: {'backtitle': u'\u5fae\u535a', 'tryCount': '', 'capId': '4_bab9e1a4f82ee1b7', 'code': '\xe4\xb8\xa4\xe8\xa7\x81\xe5\xa3\xae', 'backurl': 'http://weibo.cn/', 'remember': 'on', 'password_8714': 'zCx93950825*', 'mobile': 'z567893951220@sina.com', 'vk': '8714_7508_2351099171', 'submit': u'\u767b\u5f55'}</text:p>
      <text:p text:style-name="P1"/>
      <text:p text:style-name="P1">{'backtitle': u'\u5fae\u535a', 'tryCount': '', 'capId': '4_cdc7124c56b7670a', 'code': '\xe5\x90\x9f\xe7\xa5\x96\xe6\x98\xaf', 'backurl': 'http://weibo.cn/', 'password_2862': 'zCx93950825*', 'mobile': 'z567893951220@sina.com', 'vk': '2862_1d49_1765893479', 'submit': u'\u767b\u5f55', 'remember': 'on'}</text:p>
      <text:p text:style-name="P1"/>
      <text:p text:style-name="P2"><text:bookmark-start text:name="__DdeLink__19_891653853"/>这里先对起始ID进行操作，将信息传给下面<text:bookmark-end text:name="__DdeLink__19_891653853"/></text:p>
      <text:p text:style-name="P2"/>
      <text:p text:style-name="P2"><text:bookmark-start text:name="__DdeLink__24_891653853"/>处理<text:span text:style-name="T1">302重定向</text:span><text:bookmark-end text:name="__DdeLink__24_891653853"/></text:p>
      <text:p text:style-name="P2"/>
      <text:p text:style-name="P2"><text:bookmark-start text:name="__DdeLink__26_891653853"/>用urllib去打开这个url<text:bookmark-end text:name="__DdeLink__26_891653853"/></text:p>
      <text:p text:style-name="P2"/>
      <text:p text:style-name="P2"/>
      <text:p text:style-name="P2">暂时先放着换一下心情吧，我来爬爬京东上的商品价格、评价信息，就以<text:span text:style-name="T2">macbook为对象算了</text:span></text:p>
      <text:p text:style-name="P3">macbook商品列表：</text:p>
      <text:p text:style-name="P3"><text:a xlink:type="simple" xlink:href="http://search.jd.com/Search?keyword=macbook&amp;enc=utf-8&amp;wq=macbook&amp;pvid=yq4jtrvi.1w3z06" text:style-name="Internet_20_link" text:visited-style-name="Visited_20_Internet_20_Link">http://search.jd.com/Search?keyword=macbook&amp;enc=utf-8&amp;wq=macbook&amp;pvid=yq4jtrvi.1w3z06</text:a></text:p>
      <text:p text:style-name="P3"/>
      <text:p text:style-name="P3"><text:bookmark-start text:name="__DdeLink__41_891653853"/>对应sku<text:bookmark-end text:name="__DdeLink__41_891653853"/></text:p>
      <text:p text:style-name="P3"/>
      <text:p text:style-name="P4"><text:bookmark-start text:name="__DdeLink__43_891653853"/>起始URL</text:p>
      <text:p text:style-name="P4">已经爬过的URL<text:bookmark-end text:name="__DdeLink__43_891653853"/></text:p>
      <text:p text:style-name="P4"/>
      <text:p text:style-name="P4"><text:bookmark-start text:name="__DdeLink__46_891653853"/>开始正式爬京东上的商品<text:bookmark-end text:name="__DdeLink__46_891653853"/></text:p>
      <text:p text:style-name="P4"/>
      <text:p text:style-name="P4"><text:bookmark-start text:name="__DdeLink__48_891653853"/>获取需要爬的商品<text:span text:style-name="T3">ID</text:span><text:bookmark-end text:name="__DdeLink__48_891653853"/></text:p>
      <text:p text:style-name="P4"/>
      <text:p text:style-name="P4"><text:bookmark-start text:name="__DdeLink__50_891653853"/>前面好像有一个<text:span text:style-name="T4">u</text:span><text:bookmark-end text:name="__DdeLink__50_891653853"/></text:p>
      <text:p text:style-name="P4"/>
      <text:p text:style-name="P5"><text:bookmark-start text:name="__DdeLink__52_891653853"/>开始下一个爬虫<text:bookmark-end text:name="__DdeLink__52_891653853"/></text:p>
      <text:p text:style-name="P5"/>
      <text:p text:style-name="P5"><text:bookmark-start text:name="__DdeLink__55_891653853"/>在这里进行登录，并获取登录后的<text:span text:style-name="T5">URL，作为起始URL</text:span><text:bookmark-end text:name="__DdeLink__55_891653853"/></text:p>
      <text:p text:style-name="P5"/>
      <text:p text:style-name="P5"/>
      <text:p text:style-name="P5"/>
      <text:p text:style-name="P4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9:03:15.945751329</meta:creation-date>
    <dc:date>2016-11-21T23:00:02.792318847</dc:date>
    <meta:editing-duration>PT53M53S</meta:editing-duration>
    <meta:editing-cycles>1</meta:editing-cycles>
    <meta:document-statistic meta:table-count="0" meta:image-count="0" meta:object-count="0" meta:page-count="2" meta:paragraph-count="26" meta:word-count="226" meta:character-count="904" meta:non-whitespace-character-count="865"/>
    <meta:generator>LibreOffice/5.1.4.2$Linux_X86_64 LibreOffice_project/10m0$Build-2</meta:generator>
  </office:meta>
</office:document-meta>
</file>